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Writer.visitAttribute( final Attribute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Writer.visitOuterClass( final String owner , final String name , final String descrip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Writer.visitTypeAnnotation( final int typeRef , final TypePath typePath , final String descriptor , final boolean visi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assWriter.getCommonSuperClass( final String type1 , final String type2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lassWriter.hasFlags( final int fl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Writer.newHandle( final int tag , final String owner , final String name , final String 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Writer.visitNestHost( final String nest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Writer.newHandle( final int tag , final String owner , final String name , final String descriptor , final boolean isInter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Writer.visitPermittedSubclass( final String permittedSub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Writer.visitInnerClass( final String name , final String outerName , final String innerName , final int acce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lassWriter.newUTF8( final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Writer.visit( final int version , final int access , final String name , final String signature , final String superName , final String [ ] interfac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lassWriter.newConstantDynamic( final String name , final String descriptor , final Handle bootstrapMethodHandle , final Object ... bootstrapMethod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Writer.newMethod( final String owner , final String name , final String descriptor , final boolean isInter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Writer.getClassLoa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Writer.toByteArray( )</text:p>
          </table:table-cell>
          <table:table-cell office:value-type="float" office:value="46">
            <text:p text:style-name="Table_20_Contents">46</text:p>
          </table:table-cell>
          <table:table-cell office:value-type="float" office:value="115">
            <text:p text:style-name="Table_20_Contents">115</text:p>
          </table:table-cell>
          <table:table-cell office:value-type="float" office:value="237">
            <text:p text:style-name="Table_20_Contents">237</text:p>
          </table:table-cell>
        </table:table-row>
        <table:table-row>
          <table:table-cell office:value-type="string">
            <text:p text:style-name="Table_20_Contents">ClassWriter.ClassWriter( final int fl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Writer.visitNestMember( final String nestMe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Writer.newInvokeDynamic( final String name , final String descriptor , final Handle bootstrapMethodHandle , final Object ... bootstrapMethod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Writer.newField( final String owner , final String name , final String 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Writer.newMethodType( final String method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Writer.visitModule( final String name , final int access , final String ver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Writer.newPackage( final String packag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Writer.visitMethod( final int access , final String name , final String descriptor , final String signature , final String [ ] exce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assWriter.visitSource( final String file , final String debu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Writer.getAttributePrototyp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lassWriter.ClassWriter( final ClassReader classReader , final int fla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lassWriter.visitField( final int access , final String name , final String descriptor , final String signature , final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assWriter.visitRecordComponent( final String name , final String descriptor , final String signatu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assWriter.visitAnnotation( final String descriptor , final boolean visi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assWriter.newNameType( final String name , final String 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Writer.newConst( final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Writer.replaceAsmInstructions( final byte [ ] classFile , final boolean hasFram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lassWriter.newModule( final String modu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Writer.visit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assWriter.newClass( final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